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28.15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26" style:family="table-cell" style:parent-style-name="Default">
      <style:table-cell-properties fo:background-color="#cccccc"/>
    </style:style>
    <style:style style:name="ce27" style:family="table-cell" style:parent-style-name="Default">
      <style:table-cell-properties fo:background-color="#cccccc"/>
      <style:text-properties fo:color="#55308d" fo:font-weight="bold" style:font-weight-asian="bold" style:font-weight-complex="bold"/>
    </style:style>
    <style:style style:name="ce8" style:family="table-cell" style:parent-style-name="Default">
      <style:table-cell-properties fo:background-color="#cccccc"/>
      <style:text-properties fo:color="#55308d" fo:font-weight="bold" style:font-weight-asian="bold" style:font-weight-complex="bold"/>
    </style:style>
    <style:style style:name="ce9" style:family="table-cell" style:parent-style-name="Default">
      <style:text-properties fo:color="#c9211e"/>
    </style:style>
    <style:style style:name="ce31" style:family="table-cell" style:parent-style-name="Default" style:data-style-name="N121">
      <style:table-cell-properties fo:background-color="#cccccc"/>
      <style:text-properties fo:color="#55308d" fo:font-weight="bold" style:font-weight-asian="bold" style:font-weight-complex="bold"/>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7"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ce14" style:family="table-cell" style:parent-style-name="Default">
      <style:text-properties fo:font-weight="normal" style:font-weight-asian="normal" style:font-weight-complex="normal"/>
    </style:style>
    <style:style style:name="ce15" style:family="table-cell" style:parent-style-name="Default" style:data-style-name="N122">
      <style:map style:condition="cell-content()&gt;=1.4" style:apply-style-name="Good_20_-_20_Framerate" style:base-cell-address="'DCS-FA18C'.G21"/>
      <style:map style:condition="cell-content()&gt;=1.2" style:apply-style-name="Warn_20_-_20_Framerate" style:base-cell-address="'DCS-FA18C'.G21"/>
      <style:map style:condition="cell-content()&lt;1.2" style:apply-style-name="Bad_20_-_20_Framerate" style:base-cell-address="'DCS-FA18C'.G21"/>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9" style:family="table-cell" style:parent-style-name="Default">
      <style:map style:condition="cell-content()&lt;=0.8" style:apply-style-name="Good_20_-_20_Framerate" style:base-cell-address="'DCS-FA18C'.M22"/>
      <style:map style:condition="cell-content-is-between(0.8,1)" style:apply-style-name="Warn_20_-_20_Framerate" style:base-cell-address="'DCS-FA18C'.M22"/>
      <style:map style:condition="cell-content()&gt;=1" style:apply-style-name="Bad_20_-_20_Framerate" style:base-cell-address="'DCS-FA18C'.M22"/>
    </style:style>
    <style:style style:name="ce41" style:family="table-cell" style:parent-style-name="Default" style:data-style-name="N2">
      <style:table-cell-properties fo:background-color="#cccccc"/>
      <style:text-properties fo:color="#55308d" fo:font-weight="bold" style:font-weight-asian="bold" style:font-weight-complex="bold"/>
    </style:style>
    <style:style style:name="ce25" style:family="table-cell" style:parent-style-name="Default">
      <style:table-cell-properties fo:background-color="#cccccc"/>
    </style:style>
    <style:style style:name="ce46" style:family="table-cell" style:parent-style-name="Default" style:data-style-name="N122">
      <style:map style:condition="cell-content()&gt;=1.4" style:apply-style-name="Good_20_-_20_Framerate" style:base-cell-address="Elite_Dangerous.G21"/>
      <style:map style:condition="cell-content()&gt;=1.2" style:apply-style-name="Warn_20_-_20_Framerate" style:base-cell-address="Elite_Dangerous.G21"/>
      <style:map style:condition="cell-content()&lt;1.2" style:apply-style-name="Bad_20_-_20_Framerate" style:base-cell-address="Elite_Dangerous.G21"/>
    </style:style>
    <style:style style:name="ce47" style:family="table-cell" style:parent-style-name="Default">
      <style:map style:condition="cell-content()&lt;=0.8" style:apply-style-name="Good_20_-_20_Framerate" style:base-cell-address="Elite_Dangerous.M22"/>
      <style:map style:condition="cell-content-is-between(0.8,1)" style:apply-style-name="Warn_20_-_20_Framerate" style:base-cell-address="Elite_Dangerous.M22"/>
      <style:map style:condition="cell-content()&gt;=1" style:apply-style-name="Bad_20_-_20_Framerate" style:base-cell-address="Elite_Dangerous.M22"/>
    </style:style>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4&quot;;&quot;72&quot;)" table:allow-empty-cell="true" table:display-list="unsorted" table:base-cell-address="'DCS-FA18C'.C10">
          <table:error-message table:message-type="stop" table:display="true"/>
        </table:content-validation>
        <table:content-validation table:name="val4" table:condition="of:cell-content-is-in-list(&quot;ON&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 table:allow-empty-cell="true" table:display-list="unsorted" table:base-cell-address="'DCS-FA18C'.C14">
          <table:error-message table:message-type="stop" table:display="true"/>
        </table:content-validation>
        <table:content-validation table:name="val8" table:condition="of:cell-content-is-in-list(&quot;Normal&quot;;&quot;Small&quot;)" table:allow-empty-cell="true" table:display-list="unsorted" table:base-cell-address="'DCS-FA18C'.C15">
          <table:error-message table:message-type="stop" table:display="true"/>
        </table:content-validation>
        <table:content-validation table:name="val9" table:condition="of:cell-content-is-in-list(&quot;1.25&quot;)" table:allow-empty-cell="true" table:display-list="unsorted" table:base-cell-address="'DCS-FA18C'.C17">
          <table:error-message table:message-type="stop" table:display="true"/>
        </table:content-validation>
        <table:content-validation table:name="val10" table:condition="of:cell-content-is-in-list(&quot;1.0&quot;;&quot;1.1&quot;;&quot;1.2&quot;;&quot;1.3&quot;;&quot;1.4&quot;;&quot;1.5&quot;;&quot;1.6&quot;)" table:allow-empty-cell="true" table:display-list="unsorted" table:base-cell-address="'DCS-FA18C'.C28">
          <table:error-message table:message-type="stop" table:display="true"/>
        </table:content-validation>
        <table:content-validation table:name="val11" table:condition="of:cell-content-is-in-list(&quot;balanced&quot;;&quot;aggressive&quot;;&quot;conservative&quot;;&quot;OFF&quot;)" table:allow-empty-cell="true" table:display-list="unsorted" table:base-cell-address="'DCS-FA18C'.C45">
          <table:error-message table:message-type="stop" table:display="true"/>
        </table:content-validation>
        <table:content-validation table:name="val12" table:condition="of:cell-content-is-in-list(&quot;1&quot;;&quot;1.1&quot;;&quot;1.2&quot;;&quot;1.3&quot;;&quot;1.4&quot;;&quot;1.5&quot;;&quot;1.6&quot;)" table:allow-empty-cell="true" table:display-list="unsorted" table:base-cell-address="'DCS-FA18C'.C28">
          <table:error-message table:message-type="stop" table:display="true"/>
        </table:content-validation>
        <table:content-validation table:name="val13" table:condition="of:cell-content-is-in-list(&quot;1.00&quot;;&quot;1.05&quot;;&quot;1.10&quot;;&quot;1.15&quot;;&quot;1.20&quot;;&quot;1.25&quot;;&quot;1.30&quot;;&quot;1.35&quot;;&quot;1.40&quot;;&quot;1.45&quot;;&quot;1.50&quot;;&quot;1.55&quot;;&quot;1.60&quot;)" table:allow-empty-cell="true" table:display-list="unsorted" table:base-cell-address="'DCS-FA18C'.E25">
          <table:error-message table:message-type="stop" table:display="true"/>
        </table:content-validation>
        <table:content-validation table:name="val14" table:condition="of:cell-content-is-in-list(&quot;balanced&quot;;&quot;aggressive&quot;;&quot;conservative&quot;;&quot;OFF&quot;)" table:allow-empty-cell="true" table:display-list="unsorted" table:base-cell-address="Elite_Dangerous.C12">
          <table:error-message table:message-type="stop" table:display="true"/>
        </table:content-validation>
        <table:content-validation table:name="val15" table:condition="of:cell-content-is-in-list(&quot;ON&quot;;&quot;OFF&quot;)" table:allow-empty-cell="true" table:display-list="unsorted" table:base-cell-address="Elite_Dangerous.C16">
          <table:error-message table:message-type="stop" table:display="true"/>
        </table:content-validation>
        <table:content-validation table:name="val16" table:condition="of:cell-content-is-in-list(&quot;1.25&quot;;&quot;1.00&quot;)" table:allow-empty-cell="true" table:display-list="unsorted" table:base-cell-address="Elite_Dangerous.C17">
          <table:error-message table:message-type="stop" table:display="true"/>
        </table:content-validation>
        <table:content-validation table:name="val17" table:condition="of:cell-content-is-in-list(&quot;1.00&quot;;&quot;1.25&quot;;&quot;1.50&quot;;&quot;1.75&quot;;&quot;2.00&quot;)" table:allow-empty-cell="true" table:display-list="unsorted" table:base-cell-address="Elite_Dangerous.C28">
          <table:error-message table:message-type="stop" table:display="true"/>
        </table:content-validation>
        <table:content-validation table:name="val18" table:condition="of:cell-content-is-in-list(&quot;1.25&quot;;&quot;1.00&quot;)" table:allow-empty-cell="true" table:display-list="unsorted" table:base-cell-address="Elite_Dangerous.C50">
          <table:error-message table:message-type="stop" table:display="true"/>
        </table:content-validation>
        <table:content-validation table:name="val19" table:condition="of:cell-content-is-in-list(&quot;0.80&quot;;&quot;0.85&quot;;&quot;0.90&quot;;&quot;0.95&quot;;&quot;1.00&quot;;&quot;1.05&quot;;&quot;1.10&quot;;&quot;1.15&quot;;&quot;1.20&quot;;&quot;1.25&quot;;&quot;1.30&quot;;&quot;1.35&quot;;&quot;1.40&quot;;&quot;1.45&quot;;&quot;1.50&quot;;&quot;1.55&quot;;&quot;1.60&quot;)" table:allow-empty-cell="true" table:display-list="unsorted" table:base-cell-address="Elite_Dangerous.E25">
          <table:error-message table:message-type="stop" table:display="true"/>
        </table:content-validation>
      </table:content-validations>
      <table:table table:name="DCS-FA18C"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office:annotation draw:style-name="gr1" draw:text-style-name="P2" svg:width="82.18pt" svg:height="51pt" svg:x="547.6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547.6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26" table:content-validation-name="val2" office:value-type="string" calcext:value-type="string">
            <office:annotation draw:style-name="gr3" draw:text-style-name="P2" svg:width="109.19pt" svg:height="47.54pt" svg:x="547.6pt" svg:y="64.01pt" draw:caption-point-x="-17.29pt" draw:caption-point-y="38.66pt">
              <dc:date>2019-11-29T00:00:00</dc:date>
              <text:p text:style-name="P1"><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27" table:content-validation-name="val3" office:value-type="float" office:value="72" calcext:value-type="float">
            <office:annotation draw:style-name="gr4" draw:text-style-name="P2" svg:width="99.78pt" svg:height="84.08pt" svg:x="547.6pt" svg:y="72.68pt" draw:caption-point-x="-17.29pt" draw:caption-point-y="42.8pt">
              <dc:date>2019-11-30T00:00:00</dc:date>
              <text:p text:style-name="P1"><text:span text:style-name="T1">Lower for high object count missions.</text:span></text:p>
              <text:p text:style-name="P1"><text:span text:style-name="T1"/></text:p>
              <text:p text:style-name="P1"><text:span text:style-name="T1">CPU constrained. Should be much less affected by resolution.</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26" table:content-validation-name="val5" office:value-type="string" calcext:value-type="string">
            <office:annotation draw:style-name="gr5" draw:text-style-name="P2" svg:width="143.6pt" svg:height="52.27pt" svg:x="547.6pt" svg:y="98.28pt" draw:caption-point-x="-17.29pt" draw:caption-point-y="42.8pt">
              <dc:date>2019-11-29T00:00:00</dc:date>
              <text:p text:style-name="P1"><text:span text:style-name="T1">Prefer ‘conservative’ for instrument lighting. If required, ‘aggressive’ or ‘balanced’ may improve framerate.</text:span></text:p>
            </office:annotation>
            <text:p>conservative</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8" table:content-validation-name="val6" office:value-type="string" calcext:value-type="string">
            <office:annotation draw:style-name="gr6" draw:text-style-name="P2" svg:width="265.86pt" svg:height="106.47pt" svg:x="547.6pt" svg:y="111.06pt" draw:caption-point-x="-17.29pt" draw:caption-point-y="42.8pt">
              <dc:date>2019-11-30T00:00:00</dc:date>
              <text:p text:style-name="P1"><text:span text:style-name="T1">Prefer ‘OFF’. Zoom, ‘ON’, costs performance.</text:span></text:p>
              <text:p text:style-name="P1"><text:span text:style-name="T1"/></text:p>
              <text:p text:style-name="P1"><text:span text:style-name="T1">Pimax 8kX - 'Parallel Projections' are expected to be counterproductive. Visible range will already be much greater, and instrument readability will be more significantly helped by reduced physical pixel size.</text:span></text:p>
              <text:p text:style-name="P1"><text:span text:style-name="T1"/></text:p>
              <text:p text:style-name="P1"><text:span text:style-name="T1">Pimax 5kp –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6"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6" table:content-validation-name="val8" office:value-type="string" calcext:value-type="string">
            <office:annotation draw:style-name="gr1" draw:text-style-name="P2" svg:width="82.18pt" svg:height="51pt" svg:x="547.6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2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27" table:content-validation-name="val9" office:value-type="float" office:value="1.25" calcext:value-type="float">
            <office:annotation draw:style-name="gr2" draw:text-style-name="P2" svg:width="135.16pt" svg:height="61.68pt" svg:x="547.6pt" svg:y="162.26pt" draw:caption-point-x="-17.29pt" draw:caption-point-y="42.8pt">
              <dc:date>2019-11-29T00:00:00</dc:date>
              <text:p text:style-name="P1"><text:span text:style-name="T1">Prefer ‘1.25’. Allowing PiTool to provide at least some of the superresolution may improve performance in some cases.</text:span></text:p>
            </office:annotation>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9" table:formula="of:=[.C4]*[.C17]*[.O13]*[.E20]" office:value-type="float" office:value="3375" calcext:value-type="float">
            <office:annotation draw:style-name="gr2" draw:text-style-name="P2" svg:width="102.53pt" svg:height="61.68pt" svg:x="547.6pt" svg:y="200.66pt" draw:caption-point-x="-17.29pt" draw:caption-point-y="42.8pt">
              <dc:date>2019-11-29T00:00:00</dc:date>
              <text:p text:style-name="P1"><text:span text:style-name="T1">Expect SteamVR will automatically adjust to correct value when ‘Parallel Projections’ is toggled.</text:span></text:p>
            </office:annotation>
            <text:p>3375</text:p>
          </table:table-cell>
          <table:table-cell office:value-type="string" calcext:value-type="string">
            <text:p>Add SR</text:p>
          </table:table-cell>
          <table:table-cell table:style-name="ce13" table:content-validation-name="val13" office:value-type="float" office:value="1.25" calcext:value-type="float">
            <office:annotation draw:style-name="gr2" draw:text-style-name="P2" svg:width="82.18pt" svg:height="61.68pt" svg:x="655.88pt" svg:y="200.66pt" draw:caption-point-x="-17.29pt" draw:caption-point-y="42.8pt">
              <dc:date>2019-11-30T00:00:00</dc:date>
              <text:p text:style-name="P1"><text:span text:style-name="T1">Setting this too high will also degrade VR application framerate.</text:span></text:p>
            </office:annotation>
            <text:p>1.25</text:p>
          </table:table-cell>
          <table:table-cell table:number-columns-repeated="59"/>
        </table:table-row>
        <table:table-row table:style-name="ro1">
          <table:table-cell/>
          <table:table-cell table:style-name="ce3"/>
          <table:table-cell table:style-name="ce9"/>
          <table:table-cell table:style-name="ce4" office:value-type="string" calcext:value-type="string">
            <office:annotation draw:style-name="gr1" draw:text-style-name="P2" svg:width="82.18pt" svg:height="51pt" svg:x="601.74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3375" calcext:value-type="float">
            <text:p>3375</text:p>
          </table:table-cell>
          <table:table-cell table:style-name="ce4" office:value-type="string" calcext:value-type="string">
            <text:p>Total SR</text:p>
          </table:table-cell>
          <table:table-cell table:style-name="ce15" table:formula="of:=[.C20]/[.O13]/[.C4]" office:value-type="float" office:value="1.5625" calcext:value-type="float">
            <text:p>1.563</text:p>
          </table:table-cell>
          <table:table-cell table:style-name="ce16" office:value-type="string" calcext:value-type="string">
            <text:p>Expected</text:p>
          </table:table-cell>
          <table:table-cell table:style-name="ce17" table:formula="of:=[.C17]*[.E20]" office:value-type="float" office:value="1.5625" calcext:value-type="float">
            <text:p>1.563</text:p>
          </table:table-cell>
          <table:table-cell table:number-columns-repeated="55"/>
        </table:table-row>
        <table:table-row table:style-name="ro1">
          <table:table-cell/>
          <table:table-cell table:style-name="ce3"/>
          <table:table-cell table:style-name="ce9"/>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6000x3375" calcext:value-type="string">
            <text:p>6000x3375</text:p>
          </table:table-cell>
          <table:table-cell table:style-name="ce4" office:value-type="string" calcext:value-type="string">
            <text:p>vAngular</text:p>
          </table:table-cell>
          <table:table-cell table:formula="of:=ROUND([.E21]/[.C6];5)" office:value-type="float" office:value="30.68182" calcext:value-type="float">
            <text:p>30.68182</text:p>
          </table:table-cell>
          <table:table-cell table:style-name="ce4" office:value-type="string" calcext:value-type="string">
            <text:p>Load</text:p>
          </table:table-cell>
          <table:table-cell table:style-name="ce19" table:formula="of:=ROUNDUP(([.C20]/[.C53])^2;3)" office:value-type="float" office:value="1.347" calcext:value-type="float">
            <office:annotation draw:style-name="gr7" draw:text-style-name="P2" svg:width="343.3pt" svg:height="116.87pt" svg:x="700.67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347</text:p>
          </table:table-cell>
          <table:table-cell/>
          <table:table-cell table:formula="of:=[.C20]" office:value-type="float" office:value="3375" calcext:value-type="float">
            <text:p>3375</text:p>
          </table:table-cell>
          <table:table-cell table:number-columns-repeated="49"/>
        </table:table-row>
        <table:table-row table:style-name="ro1" table:number-rows-repeated="2">
          <table:table-cell/>
          <table:table-cell table:style-name="ce3"/>
          <table:table-cell table:style-name="ce9"/>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9" table:formula="of:=[.C4]*[.C17]*[.O13]*[.E25]" office:value-type="float" office:value="2700" calcext:value-type="float">
            <text:p>2700</text:p>
          </table:table-cell>
          <table:table-cell office:value-type="string" calcext:value-type="string">
            <text:p>Add SR</text:p>
          </table:table-cell>
          <table:table-cell table:style-name="ce13" table:content-validation-name="val13"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3"/>
          <table:table-cell table:style-name="ce9"/>
          <table:table-cell table:number-columns-repeated="4"/>
          <table:table-cell table:style-name="ce16" table:number-columns-repeated="2"/>
          <table:table-cell table:number-columns-repeated="55"/>
        </table:table-row>
        <table:table-row table:style-name="ro1">
          <table:table-cell table:number-columns-repeated="64"/>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31" table:content-validation-name="val10" office:value-type="float" office:value="1.2" calcext:value-type="float">
            <office:annotation draw:style-name="gr1" draw:text-style-name="P2" svg:width="82.18pt" svg:height="51pt" svg:x="547.6pt" svg:y="303.08pt" draw:caption-point-x="-17.29pt" draw:caption-point-y="42.8pt">
              <dc:date>2019-11-29T00:00:00</dc:date>
              <text:p text:style-name="P1"><text:span text:style-name="T1">Prefer ‘1’. Higher values may incur single-thread bottleneck.</text:span></text:p>
            </office:annotation>
            <text:p>1.2</text:p>
          </table:table-cell>
          <table:table-cell table:style-name="ce4" office:value-type="string" calcext:value-type="string">
            <office:annotation draw:style-name="gr1" draw:text-style-name="P2" svg:width="82.18pt" svg:height="51pt" svg:x="601.74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3240" calcext:value-type="float">
            <text:p>3240</text:p>
          </table:table-cell>
          <table:table-cell table:style-name="ce4" office:value-type="string" calcext:value-type="string">
            <text:p>Total SR</text:p>
          </table:table-cell>
          <table:table-cell table:style-name="ce15" table:formula="of:=[.E28]/[.C4]" office:value-type="float" office:value="1.5" calcext:value-type="float">
            <office:annotation draw:style-name="gr8" draw:text-style-name="P2" svg:width="71.63pt" svg:height="30.84pt" svg:x="762.38pt" svg:y="299.51pt" draw:caption-point-x="-15.48pt" draw:caption-point-y="46.37pt">
              <dc:date>2019-11-30T00:00:00</dc:date>
              <text:p text:style-name="P1"><text:span text:style-name="T1">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number-columns-repeated="7"/>
          <table:table-cell table:style-name="ce4" office:value-type="string" calcext:value-type="string">
            <text:p>Equivalent</text:p>
          </table:table-cell>
          <table:table-cell table:style-name="ce2" table:formula="of:=CONCATENATE(ROUNDDOWN([.G28]*[.C3];0);&quot;x&quot;;ROUNDDOWN([.G28]*[.C4];0))" office:value-type="string" office:string-value="5760x3240" calcext:value-type="string">
            <office:annotation draw:style-name="gr9" draw:text-style-name="P2" svg:width="507.6pt" svg:height="319.21pt" svg:x="194.54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4" office:value-type="string" calcext:value-type="string">
            <text:p>vAngular</text:p>
          </table:table-cell>
          <table:table-cell table:formula="of:=ROUND([.E28]/[.C6];5)" office:value-type="float" office:value="29.45455" calcext:value-type="float">
            <office:annotation draw:style-name="gr10" draw:text-style-name="P2" svg:width="216.54pt" svg:height="162.45pt" svg:x="730.01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9.45455</text:p>
          </table:table-cell>
          <table:table-cell table:style-name="ce4" office:value-type="string" calcext:value-type="string">
            <text:p>Load</text:p>
          </table:table-cell>
          <table:table-cell table:style-name="ce19" table:formula="of:=ROUNDUP(((([.C25]*[.C28])/([.C57]*[.C60]))^2)*([.C10]/[.C43]);3)" office:value-type="float" office:value="0.887" calcext:value-type="float">
            <office:annotation draw:style-name="gr7" draw:text-style-name="P2" svg:width="343.3pt" svg:height="116.87pt" svg:x="700.67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887</text:p>
          </table:table-cell>
          <table:table-cell/>
          <table:table-cell table:formula="of:=[.C25]*[.C28]" office:value-type="float" office:value="3240" calcext:value-type="float">
            <text:p>3240</text:p>
          </table:table-cell>
          <table:table-cell table:number-columns-repeated="49"/>
        </table:table-row>
        <table:table-row table:style-name="ro1" table:number-rows-repeated="4">
          <table:table-cell table:number-columns-repeated="64"/>
        </table:table-row>
        <table:table-row table:style-name="ro1">
          <table:table-cell table:style-name="ce1" office:value-type="string" calcext:value-type="string">
            <office:annotation draw:style-name="gr11" draw:text-style-name="P2" svg:width="229.27pt" svg:height="174.19pt" svg:x="113.84pt" svg:y="379.87pt" draw:caption-point-x="-17.29pt" draw:caption-point-y="42.8pt">
              <dc:date>2019-11-30T00:00:00</dc:date>
              <text:p text:style-name="P1"><text:span text:style-name="T1">LONG-TERM TESTED</text:span></text:p>
              <text:p text:style-name="P1"><text:span text:style-name="T1"/></text:p>
              <text:p text:style-name="P1"><text:span text:style-name="T1">Maximum usable values with best available hardware.</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OC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26"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64" calcext:value-type="float">
            <text:p>64</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26" table:content-validation-name="val11" office:value-type="string" calcext:value-type="string">
            <text:p>conservative</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26"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6"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6"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2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7" table:content-validation-name="val9" office:value-type="float" office:value="1.25" calcext:value-type="float">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2908" calcext:value-type="float">
            <office:annotation draw:style-name="gr1" draw:text-style-name="P2" svg:width="82.18pt" svg:height="51pt" svg:x="547.6pt" svg:y="623.06pt" draw:caption-point-x="-17.29pt" draw:caption-point-y="42.8pt">
              <dc:date>2019-11-29T00:00:00</dc:date>
              <text:p text:style-name="P1"><text:span text:style-name="T1">Tested:</text:span></text:p>
              <text:p text:style-name="P1"><text:span text:style-name="T1">3404x2908</text:span></text:p>
            </office:annotation>
            <text:p>2908</text:p>
          </table:table-cell>
          <table:table-cell office:value-type="string" calcext:value-type="string">
            <text:p>Add SR</text:p>
          </table:table-cell>
          <table:table-cell table:formula="of:=[.C53]/([.C37]*[.C50]*[.O46])" office:value-type="float" office:value="1.29244444444444" calcext:value-type="float">
            <text:p>1.29244444444444</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01.74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2326" calcext:value-type="float">
            <text:p>2326</text:p>
          </table:table-cell>
          <table:table-cell table:style-name="ce4" office:value-type="string" calcext:value-type="string">
            <text:p>Total SR</text:p>
          </table:table-cell>
          <table:table-cell table:formula="of:=[.C53]/[.O46]/[.C37]" office:value-type="float" office:value="1.61555555555556" calcext:value-type="float">
            <text:p>1.61555555555556</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3649" calcext:value-type="float">
            <office:annotation draw:style-name="gr1" draw:text-style-name="P2" svg:width="82.18pt" svg:height="51pt" svg:x="547.6pt" svg:y="674.28pt" draw:caption-point-x="-17.29pt" draw:caption-point-y="42.8pt">
              <dc:date>2019-11-29T00:00:00</dc:date>
              <text:p text:style-name="P1"><text:span text:style-name="T1">Tested:</text:span></text:p>
              <text:p text:style-name="P1"><text:span text:style-name="T1">4272x3649</text:span></text:p>
            </office:annotation>
            <text:p>3649</text:p>
          </table:table-cell>
          <table:table-cell office:value-type="string" calcext:value-type="string">
            <text:p>Add SR</text:p>
          </table:table-cell>
          <table:table-cell table:formula="of:=[.C57]/([.C37]*[.C50]*[.O46])" office:value-type="float" office:value="1.62177777777778" calcext:value-type="float">
            <text:p>1.62177777777778</text:p>
          </table:table-cell>
          <table:table-cell office:value-type="string" calcext:value-type="string">
            <text:p>Sub SR</text:p>
          </table:table-cell>
          <table:table-cell table:formula="of:=[.C57]/[.O46]/[.C37]" office:value-type="float" office:value="2.02722222222222" calcext:value-type="float">
            <text:p>2.02722222222222</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31" table:content-validation-name="val12" office:value-type="float" office:value="1" calcext:value-type="float">
            <office:annotation draw:style-name="gr1" draw:text-style-name="P2" svg:width="82.18pt" svg:height="51pt" svg:x="547.6pt" svg:y="712.66pt" draw:caption-point-x="-17.29pt" draw:caption-point-y="42.8pt">
              <dc:date>2019-11-29T00:00:00</dc:date>
              <text:p text:style-name="P1"><text:span text:style-name="T1">Tested:</text:span></text:p>
              <text:p text:style-name="P1"><text:span text:style-name="T1">1.0</text:span></text:p>
            </office:annotation>
            <text:p>1.0</text:p>
          </table:table-cell>
          <table:table-cell office:value-type="string" calcext:value-type="string">
            <office:annotation draw:style-name="gr1" draw:text-style-name="P2" svg:width="82.18pt" svg:height="51pt" svg:x="601.74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2919" calcext:value-type="float">
            <text:p>2919</text:p>
          </table:table-cell>
          <table:table-cell table:style-name="ce4" office:value-type="string" calcext:value-type="string">
            <text:p>Total SR</text:p>
          </table:table-cell>
          <table:table-cell table:formula="of:=[.E60]/[.C37]" office:value-type="float" office:value="2.02708333333333" calcext:value-type="float">
            <text:p>2.02708333333333</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189x2919" calcext:value-type="string">
            <text:p>5189x2919</text:p>
          </table:table-cell>
          <table:table-cell table:style-name="ce4" office:value-type="string" calcext:value-type="string">
            <text:p>vAngular</text:p>
          </table:table-cell>
          <table:table-cell table:formula="of:=[.E60]/[.C39]" office:value-type="float" office:value="26.5363636363636" calcext:value-type="float">
            <text:p>26.5363636363636</text:p>
          </table:table-cell>
          <table:table-cell table:number-columns-repeated="53"/>
        </table:table-row>
        <calcext:conditional-formats>
          <calcext:conditional-format calcext:target-range-address="'DCS-FA18C'.G21:'DCS-FA18C'.G21 'DCS-FA18C'.G28:'DCS-FA18C'.G28">
            <calcext:condition calcext:apply-style-name="Good - Framerate" calcext:value="&gt;=1.4" calcext:base-cell-address="'DCS-FA18C'.G21"/>
            <calcext:condition calcext:apply-style-name="Warn - Framerate" calcext:value="&gt;=1.2" calcext:base-cell-address="'DCS-FA18C'.G21"/>
            <calcext:condition calcext:apply-style-name="Bad - Framerate" calcext:value="&lt;1.2" calcext:base-cell-address="'DCS-FA18C'.G21"/>
          </calcext:conditional-format>
          <calcext:conditional-format calcext:target-range-address="'DCS-FA18C'.M29:'DCS-FA18C'.M29 'DCS-FA18C'.M22:'DCS-FA18C'.M22">
            <calcext:condition calcext:apply-style-name="Good - Framerate" calcext:value="&lt;=0.8" calcext:base-cell-address="'DCS-FA18C'.M22"/>
            <calcext:condition calcext:apply-style-name="Warn - Framerate" calcext:value="between(0.8,1)" calcext:base-cell-address="'DCS-FA18C'.M22"/>
            <calcext:condition calcext:apply-style-name="Bad - Framerate" calcext:value="&gt;=1" calcext:base-cell-address="'DCS-FA18C'.M22"/>
          </calcext:conditional-format>
        </calcext:conditional-formats>
      </table:table>
      <table:table table:name="Elite_Dangerou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office:annotation draw:style-name="gr1" draw:text-style-name="P2" svg:width="82.18pt" svg:height="51pt" svg:x="547.6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547.6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26" table:content-validation-name="val2" office:value-type="string" calcext:value-type="string">
            <office:annotation draw:style-name="gr3" draw:text-style-name="P2" svg:width="109.19pt" svg:height="47.54pt" svg:x="547.6pt" svg:y="64.01pt" draw:caption-point-x="-17.29pt" draw:caption-point-y="38.66pt">
              <dc:date>2019-11-29T00:00:00</dc:date>
              <text:p text:style-name="P1"><text:span text:style-name="T1">Pimax 5kp, ‘High’</text:span></text:p>
            </office:annotation>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27"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26" table:content-validation-name="val14" office:value-type="string" calcext:value-type="string">
            <office:annotation draw:style-name="gr5" draw:text-style-name="P2" svg:width="143.6pt" svg:height="52.27pt" svg:x="547.6pt" svg:y="98.28pt" draw:caption-point-x="-17.29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27" table:content-validation-name="val6" office:value-type="string" calcext:value-type="string">
            <office:annotation draw:style-name="gr12" draw:text-style-name="P2" svg:width="240.77pt" svg:height="105.31pt" svg:x="547.6pt" svg:y="111.06pt" draw:caption-point-x="-17.29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6"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6" table:content-validation-name="val8" office:value-type="string" calcext:value-type="string">
            <office:annotation draw:style-name="gr1" draw:text-style-name="P2" svg:width="82.18pt" svg:height="51pt" svg:x="547.6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26" table:content-validation-name="val15" office:value-type="string" calcext:value-type="string">
            <office:annotation draw:style-name="gr1" draw:text-style-name="P2" svg:width="82.18pt" svg:height="51pt" svg:x="547.6pt" svg:y="149.47pt" draw:caption-point-x="-17.29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27" table:content-validation-name="val16" office:value-type="float" office:value="1" calcext:value-type="float">
            <office:annotation draw:style-name="gr2" draw:text-style-name="P2" svg:width="135.16pt" svg:height="61.68pt" svg:x="547.6pt" svg:y="162.26pt" draw:caption-point-x="-17.29pt" draw:caption-point-y="42.8pt">
              <dc:date>2019-11-29T00:00:00</dc:date>
              <text:p text:style-name="P1"><text:span text:style-name="T1">Prefer ‘1.25’. Allowing PiTool to provide at least some of the superresolution may improve performance in some cases.</text:span></text:p>
            </office:annotation>
            <text:p>1</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9" table:formula="of:=[.C4]*[.C17]*[.O13]*[.E20]" office:value-type="float" office:value="3375" calcext:value-type="float">
            <office:annotation draw:style-name="gr2" draw:text-style-name="P2" svg:width="102.53pt" svg:height="61.68pt" svg:x="547.6pt" svg:y="200.66pt" draw:caption-point-x="-17.29pt" draw:caption-point-y="42.8pt">
              <dc:date>2019-11-29T00:00:00</dc:date>
              <text:p text:style-name="P1"><text:span text:style-name="T1">Expect SteamVR will automatically adjust to correct value when ‘Parallel Projections’ is toggled.</text:span></text:p>
            </office:annotation>
            <text:p>3375</text:p>
          </table:table-cell>
          <table:table-cell office:value-type="string" calcext:value-type="string">
            <text:p>Add SR</text:p>
          </table:table-cell>
          <table:table-cell table:style-name="ce13" table:content-validation-name="val13" office:value-type="float" office:value="1.25" calcext:value-type="float">
            <office:annotation draw:style-name="gr2" draw:text-style-name="P2" svg:width="82.18pt" svg:height="61.68pt" svg:x="655.88pt" svg:y="200.66pt" draw:caption-point-x="-17.29pt" draw:caption-point-y="42.8pt">
              <dc:date>2019-11-30T00:00:00</dc:date>
              <text:p text:style-name="P1"><text:span text:style-name="T1">Setting this too high will also degrade VR application framerate.</text:span></text:p>
            </office:annotation>
            <text:p>1.25</text:p>
          </table:table-cell>
          <table:table-cell table:number-columns-repeated="59"/>
        </table:table-row>
        <table:table-row table:style-name="ro1">
          <table:table-cell/>
          <table:table-cell table:style-name="ce3"/>
          <table:table-cell table:style-name="ce9"/>
          <table:table-cell table:style-name="ce4" office:value-type="string" calcext:value-type="string">
            <office:annotation draw:style-name="gr1" draw:text-style-name="P2" svg:width="82.18pt" svg:height="51pt" svg:x="601.74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2700" calcext:value-type="float">
            <text:p>2700</text:p>
          </table:table-cell>
          <table:table-cell table:style-name="ce4" office:value-type="string" calcext:value-type="string">
            <text:p>Total SR</text:p>
          </table:table-cell>
          <table:table-cell table:style-name="ce46"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table-cell table:style-name="ce3"/>
          <table:table-cell table:style-name="ce9"/>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4" office:value-type="string" calcext:value-type="string">
            <text:p>vAngular</text:p>
          </table:table-cell>
          <table:table-cell table:formula="of:=ROUND([.E21]/[.C6];5)" office:value-type="float" office:value="24.54545" calcext:value-type="float">
            <text:p>24.54545</text:p>
          </table:table-cell>
          <table:table-cell table:style-name="ce4" office:value-type="string" calcext:value-type="string">
            <text:p>Load</text:p>
          </table:table-cell>
          <table:table-cell table:style-name="ce47" table:formula="of:=ROUNDUP(([.C20]/[.C53])^2;3)" office:value-type="float" office:value="1.347" calcext:value-type="float">
            <office:annotation draw:style-name="gr7" draw:text-style-name="P2" svg:width="343.3pt" svg:height="116.87pt" svg:x="700.67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347</text:p>
          </table:table-cell>
          <table:table-cell/>
          <table:table-cell table:formula="of:=[.C20]" office:value-type="float" office:value="3375" calcext:value-type="float">
            <text:p>3375</text:p>
          </table:table-cell>
          <table:table-cell table:number-columns-repeated="49"/>
        </table:table-row>
        <table:table-row table:style-name="ro1" table:number-rows-repeated="2">
          <table:table-cell/>
          <table:table-cell table:style-name="ce3"/>
          <table:table-cell table:style-name="ce9"/>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9" table:formula="of:=[.C4]*[.C17]*[.O13]*[.E25]" office:value-type="float" office:value="2700" calcext:value-type="float">
            <text:p>2700</text:p>
          </table:table-cell>
          <table:table-cell office:value-type="string" calcext:value-type="string">
            <text:p>Add SR</text:p>
          </table:table-cell>
          <table:table-cell table:style-name="ce13" table:content-validation-name="val19" office:value-type="float" office:value="1" calcext:value-type="float">
            <office:annotation draw:style-name="gr1" draw:text-style-name="P2" svg:width="82.18pt" svg:height="51pt" svg:x="655.88pt" svg:y="264.67pt" draw:caption-point-x="-17.29pt" draw:caption-point-y="42.8pt">
              <dc:date>2019-11-30T00:00:00</dc:date>
              <text:p text:style-name="P1"><text:span text:style-name="T1">Strongly prefer &lt;=1.</text:span></text:p>
            </office:annotation>
            <text:p>1.00</text:p>
          </table:table-cell>
          <table:table-cell office:value-type="string" calcext:value-type="string">
            <text:p>Sub SR</text:p>
          </table:table-cell>
          <table:table-cell table:formula="of:=[.C25]/[.O13]/[.C4]" office:value-type="float" office:value="1" calcext:value-type="float">
            <text:p>1</text:p>
          </table:table-cell>
          <table:table-cell table:style-name="ce16" office:value-type="string" calcext:value-type="string">
            <text:p>Expected</text:p>
          </table:table-cell>
          <table:table-cell table:style-name="ce16" table:formula="of:=[.C17]*[.E25]" office:value-type="float" office:value="1" calcext:value-type="float">
            <text:p>1</text:p>
          </table:table-cell>
          <table:table-cell table:number-columns-repeated="55"/>
        </table:table-row>
        <table:table-row table:style-name="ro1">
          <table:table-cell/>
          <table:table-cell table:style-name="ce3"/>
          <table:table-cell table:style-name="ce9"/>
          <table:table-cell table:number-columns-repeated="4"/>
          <table:table-cell table:style-name="ce16" table:number-columns-repeated="2"/>
          <table:table-cell table:number-columns-repeated="55"/>
        </table:table-row>
        <table:table-row table:style-name="ro1">
          <table:table-cell table:number-columns-repeated="64"/>
        </table:table-row>
        <table:table-row table:style-name="ro1">
          <table:table-cell office:value-type="string" calcext:value-type="string">
            <text:p>App</text:p>
          </table:table-cell>
          <table:table-cell table:style-name="ce4" office:value-type="string" calcext:value-type="string">
            <office:annotation draw:style-name="gr13" draw:text-style-name="P2" svg:width="140.8pt" svg:height="109.56pt" svg:x="419.44pt" svg:y="303.08pt" draw:caption-point-x="-17.29pt" draw:caption-point-y="42.8pt">
              <dc:date>2019-11-30T00:00:00</dc:date>
              <text:p text:style-name="P1">Elite Dangerous 'HMD Image Quality' sharpens text significantly more than higher headset or native super-resolution. Best performance may be achieved by adjusting PiTool 'Render Quality' setting, though this may affect SteamVR overlays as well.</text:p>
            </office:annotation>
            <text:p>HMD Image Quality</text:p>
          </table:table-cell>
          <table:table-cell table:style-name="ce41" table:content-validation-name="val17" office:value-type="float" office:value="1.25" calcext:value-type="float">
            <office:annotation draw:style-name="gr1" draw:text-style-name="P2" svg:width="82.18pt" svg:height="51pt" svg:x="547.6pt" svg:y="303.08pt" draw:caption-point-x="-17.29pt" draw:caption-point-y="42.8pt">
              <dc:date>2019-11-30T00:00:00</dc:date>
              <text:p text:style-name="P1"><text:span text:style-name="T1">Prefer ‘1’. Higher values may incur single-thread bottleneck.</text:span></text:p>
            </office:annotation>
            <text:p>1.25</text:p>
          </table:table-cell>
          <table:table-cell table:style-name="ce4" office:value-type="string" calcext:value-type="string">
            <office:annotation draw:style-name="gr1" draw:text-style-name="P2" svg:width="82.18pt" svg:height="51pt" svg:x="601.74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2700" calcext:value-type="float">
            <text:p>2700</text:p>
          </table:table-cell>
          <table:table-cell table:style-name="ce4" office:value-type="string" calcext:value-type="string">
            <text:p>Total SR</text:p>
          </table:table-cell>
          <table:table-cell table:style-name="ce46" table:formula="of:=[.E28]/[.C4]" office:value-type="float" office:value="1.25" calcext:value-type="float">
            <office:annotation draw:style-name="gr8" draw:text-style-name="P2" svg:width="71.63pt" svg:height="30.84pt" svg:x="762.38pt" svg:y="299.51pt" draw:caption-point-x="-15.48pt" draw:caption-point-y="46.37pt">
              <dc:date>2019-11-30T00:00:00</dc:date>
              <text:p text:style-name="P1"><text:span text:style-name="T1">Prefer ~1.5 for text clarity.</text:span></text:p>
            </office:annotation>
            <text:p>1.250</text:p>
          </table:table-cell>
          <table:table-cell table:style-name="ce16" office:value-type="string" calcext:value-type="string">
            <text:p>Expected</text:p>
          </table:table-cell>
          <table:table-cell table:style-name="ce17" table:formula="of:=[.C17]*[.E25]*[.C28]" office:value-type="float" office:value="1.25" calcext:value-type="float">
            <text:p>1.250</text:p>
          </table:table-cell>
          <table:table-cell table:number-columns-repeated="55"/>
        </table:table-row>
        <table:table-row table:style-name="ro1">
          <table:table-cell table:number-columns-repeated="7"/>
          <table:table-cell table:style-name="ce4" office:value-type="string" calcext:value-type="string">
            <text:p>Equivalent</text:p>
          </table:table-cell>
          <table:table-cell table:style-name="ce2" table:formula="of:=CONCATENATE(ROUNDDOWN([.G28]*[.C3];0);&quot;x&quot;;ROUNDDOWN([.G28]*[.C4];0))" office:value-type="string" office:string-value="4800x2700" calcext:value-type="string">
            <office:annotation draw:style-name="gr9" draw:text-style-name="P2" svg:width="507.6pt" svg:height="319.21pt" svg:x="194.54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4" office:value-type="string" calcext:value-type="string">
            <text:p>vAngular</text:p>
          </table:table-cell>
          <table:table-cell table:formula="of:=ROUND([.E28]/[.C6];5)" office:value-type="float" office:value="24.54545" calcext:value-type="float">
            <office:annotation draw:style-name="gr10" draw:text-style-name="P2" svg:width="216.54pt" svg:height="162.45pt" svg:x="730.01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4.54545</text:p>
          </table:table-cell>
          <table:table-cell table:style-name="ce4" office:value-type="string" calcext:value-type="string">
            <text:p>Load</text:p>
          </table:table-cell>
          <table:table-cell table:style-name="ce47" table:formula="of:=ROUNDUP(((([.C25]*[.C28])/([.C57]*[.C60]))^2)*([.C10]/[.C43]);3)" office:value-type="float" office:value="1.501" calcext:value-type="float">
            <office:annotation draw:style-name="gr7" draw:text-style-name="P2" svg:width="343.3pt" svg:height="116.87pt" svg:x="700.67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501</text:p>
          </table:table-cell>
          <table:table-cell/>
          <table:table-cell table:formula="of:=[.C25]*[.C28]" office:value-type="float" office:value="3375" calcext:value-type="float">
            <text:p>3375</text:p>
          </table:table-cell>
          <table:table-cell table:number-columns-repeated="49"/>
        </table:table-row>
        <table:table-row table:style-name="ro1" table:number-rows-repeated="4">
          <table:table-cell table:number-columns-repeated="64"/>
        </table:table-row>
        <table:table-row table:style-name="ro1">
          <table:table-cell table:style-name="ce1" office:value-type="string" calcext:value-type="string">
            <office:annotation draw:style-name="gr11" draw:text-style-name="P2" svg:width="229.27pt" svg:height="174.19pt" svg:x="113.84pt" svg:y="379.87pt" draw:caption-point-x="-17.29pt" draw:caption-point-y="42.8pt">
              <dc:date>2019-11-30T00:00:00</dc:date>
              <text:p text:style-name="P1"><text:span text:style-name="T1">LONG-TERM TESTED</text:span></text:p>
              <text:p text:style-name="P1"><text:span text:style-name="T1">AWAITING NEW RESULTS</text:span></text:p>
              <text:p text:style-name="P1"><text:span text:style-name="T1"/></text:p>
              <text:p text:style-name="P1"><text:span text:style-name="T1">Maximum usable values with best available hardware.</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OC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26"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26" table:content-validation-name="val14"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26"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6"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6"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26" table:content-validation-name="val15"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25" table:content-validation-name="val18" office:value-type="float" office:value="1.25" calcext:value-type="float">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2908" calcext:value-type="float">
            <office:annotation draw:style-name="gr1" draw:text-style-name="P2" svg:width="82.18pt" svg:height="51pt" svg:x="547.6pt" svg:y="623.06pt" draw:caption-point-x="-17.29pt" draw:caption-point-y="42.8pt">
              <dc:date>2019-11-29T00:00:00</dc:date>
              <text:p text:style-name="P1"><text:span text:style-name="T1">Tested:</text:span></text:p>
              <text:p text:style-name="P1"><text:span text:style-name="T1">3404x2908</text:span></text:p>
            </office:annotation>
            <text:p>2908</text:p>
          </table:table-cell>
          <table:table-cell office:value-type="string" calcext:value-type="string">
            <text:p>Add SR</text:p>
          </table:table-cell>
          <table:table-cell table:formula="of:=[.C53]/([.C37]*[.C50]*[.O46])" office:value-type="float" office:value="1.29244444444444" calcext:value-type="float">
            <text:p>1.29244444444444</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01.74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2326" calcext:value-type="float">
            <text:p>2326</text:p>
          </table:table-cell>
          <table:table-cell table:style-name="ce4" office:value-type="string" calcext:value-type="string">
            <text:p>Total SR</text:p>
          </table:table-cell>
          <table:table-cell table:formula="of:=[.C53]/[.O46]/[.C37]" office:value-type="float" office:value="1.61555555555556" calcext:value-type="float">
            <text:p>1.61555555555556</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2204" calcext:value-type="float">
            <office:annotation draw:style-name="gr1" draw:text-style-name="P2" svg:width="82.18pt" svg:height="51pt" svg:x="547.6pt" svg:y="674.28pt" draw:caption-point-x="-17.29pt" draw:caption-point-y="42.8pt">
              <dc:date>2019-11-29T00:00:00</dc:date>
              <text:p text:style-name="P1"><text:span text:style-name="T1">Tested:</text:span></text:p>
              <text:p text:style-name="P1"><text:span text:style-name="T1">4272x3649</text:span></text:p>
            </office:annotation>
            <text:p>2204</text:p>
          </table:table-cell>
          <table:table-cell office:value-type="string" calcext:value-type="string">
            <text:p>Add SR</text:p>
          </table:table-cell>
          <table:table-cell table:formula="of:=[.C57]/([.C37]*[.C50]*[.O46])" office:value-type="float" office:value="0.979555555555555" calcext:value-type="float">
            <text:p>0.979555555555555</text:p>
          </table:table-cell>
          <table:table-cell office:value-type="string" calcext:value-type="string">
            <text:p>Sub SR</text:p>
          </table:table-cell>
          <table:table-cell table:formula="of:=[.C57]/[.O46]/[.C37]" office:value-type="float" office:value="1.22444444444444" calcext:value-type="float">
            <text:p>1.22444444444444</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41" table:content-validation-name="val17" office:value-type="float" office:value="1.25" calcext:value-type="float">
            <office:annotation draw:style-name="gr1" draw:text-style-name="P2" svg:width="82.18pt" svg:height="51pt" svg:x="547.6pt" svg:y="712.66pt" draw:caption-point-x="-17.29pt" draw:caption-point-y="42.8pt">
              <dc:date>2019-11-30T00:00:00</dc:date>
              <text:p text:style-name="P1"><text:span text:style-name="T1">Prefer ‘1’. Higher values may incur single-thread bottleneck.</text:span></text:p>
            </office:annotation>
            <text:p>1.25</text:p>
          </table:table-cell>
          <table:table-cell office:value-type="string" calcext:value-type="string">
            <office:annotation draw:style-name="gr1" draw:text-style-name="P2" svg:width="82.18pt" svg:height="51pt" svg:x="601.74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2204" calcext:value-type="float">
            <text:p>2204</text:p>
          </table:table-cell>
          <table:table-cell table:style-name="ce4" office:value-type="string" calcext:value-type="string">
            <text:p>Total SR</text:p>
          </table:table-cell>
          <table:table-cell table:formula="of:=[.E60]/[.C37]" office:value-type="float" office:value="1.53055555555556" calcext:value-type="float">
            <text:p>1.53055555555556</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3918x2204" calcext:value-type="string">
            <text:p>3918x2204</text:p>
          </table:table-cell>
          <table:table-cell table:style-name="ce4" office:value-type="string" calcext:value-type="string">
            <text:p>vAngular</text:p>
          </table:table-cell>
          <table:table-cell table:formula="of:=[.E60]/[.C39]" office:value-type="float" office:value="20.0363636363636" calcext:value-type="float">
            <text:p>20.0363636363636</text:p>
          </table:table-cell>
          <table:table-cell table:number-columns-repeated="53"/>
        </table:table-row>
        <calcext:conditional-formats>
          <calcext:conditional-format calcext:target-range-address="Elite_Dangerous.G21:Elite_Dangerous.G21 Elite_Dangerous.G28:Elite_Dangerous.G28">
            <calcext:condition calcext:apply-style-name="Good - Framerate" calcext:value="&gt;=1.4" calcext:base-cell-address="Elite_Dangerous.G21"/>
            <calcext:condition calcext:apply-style-name="Warn - Framerate" calcext:value="&gt;=1.2" calcext:base-cell-address="Elite_Dangerous.G21"/>
            <calcext:condition calcext:apply-style-name="Bad - Framerate" calcext:value="&lt;1.2" calcext:base-cell-address="Elite_Dangerous.G21"/>
          </calcext:conditional-format>
          <calcext:conditional-format calcext:target-range-address="Elite_Dangerous.M29:Elite_Dangerous.M29 Elite_Dangerous.M22:Elite_Dangerous.M22">
            <calcext:condition calcext:apply-style-name="Good - Framerate" calcext:value="&lt;=0.8" calcext:base-cell-address="Elite_Dangerous.M22"/>
            <calcext:condition calcext:apply-style-name="Warn - Framerate" calcext:value="between(0.8,1)" calcext:base-cell-address="Elite_Dangerous.M22"/>
            <calcext:condition calcext:apply-style-name="Bad - Framerate" calcext:value="&gt;=1" calcext:base-cell-address="Elite_Dangerous.M2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30">00/00/0000</text:date>, <text:time style:data-style-name="N2" text:time-value="04:22:54.68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19-11-30T04:29:11.940000000</dc:date>
    <meta:editing-duration>PT8H17M56S</meta:editing-duration>
    <meta:editing-cycles>204</meta:editing-cycles>
    <meta:generator>LibreOffice/6.3.2.2$Windows_X86_64 LibreOffice_project/98b30e735bda24bc04ab42594c85f7fd8be07b9c</meta:generator>
    <meta:document-statistic meta:table-count="2" meta:cell-count="350" meta:object-count="0"/>
  </office:meta>
</office:document-meta>
</file>